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e2e7e" officeooo:paragraph-rsid="000e2e7e"/>
    </style:style>
    <style:style style:name="P2" style:family="paragraph" style:parent-style-name="Standard">
      <style:text-properties officeooo:rsid="0010fbcc" officeooo:paragraph-rsid="0010fbcc"/>
    </style:style>
    <style:style style:name="T1" style:family="text">
      <style:text-properties style:font-name="sans-serif" fo:font-size="13.5pt"/>
    </style:style>
    <style:style style:name="T2" style:family="text">
      <style:text-properties officeooo:rsid="000fd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src / la r / b etiquette / start / n</text:p>
      <text:p text:style-name="Standard"/>
      <text:p text:style-name="P1">2.1</text:p>
      <text:p text:style-name="P1">n_c: deplace la valeur de chaine en memoire d’adresse %ESI dans le registre %AL. <text:span text:style-name="T2">Met mot dans al</text:span></text:p>
      <text:p text:style-name="P1">d: </text:p>
      <text:p text:style-name="P1">r:</text:p>
      <text:p text:style-name="P1">e_n:</text:p>
      <text:p text:style-name="P1"><text:span text:style-name="T1"/></text:p>
      <text:p text:style-name="P2">asus number: 1-855-755-278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6:13:15.883152902</meta:creation-date>
    <dc:date>2023-02-21T18:18:12.732050769</dc:date>
    <meta:editing-duration>PT14M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7" meta:word-count="37" meta:character-count="174" meta:non-whitespace-character-count="143"/>
  </office:meta>
</office:document-meta>
</file>